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362" officeooo:paragraph-rsid="0005e362"/>
    </style:style>
    <style:style style:name="P2" style:family="paragraph" style:parent-style-name="Standard">
      <style:text-properties officeooo:rsid="0005e362" officeooo:paragraph-rsid="0034f39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5e362" officeooo:paragraph-rsid="0005e36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4c1b" officeooo:paragraph-rsid="00164c1b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ca229" officeooo:paragraph-rsid="0005e36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ca229" officeooo:paragraph-rsid="000ca22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d53ed" officeooo:paragraph-rsid="000d53ed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0e2ff" officeooo:paragraph-rsid="0010e2f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45f72" officeooo:paragraph-rsid="0005e36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45f72" officeooo:paragraph-rsid="00145f7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45f72" officeooo:paragraph-rsid="0014887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7fa22" officeooo:paragraph-rsid="0017fa2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a5456" officeooo:paragraph-rsid="001a545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5af30" officeooo:paragraph-rsid="0025af3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5fc15" officeooo:paragraph-rsid="0025fc1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f8da7" officeooo:paragraph-rsid="002f8da7" style:font-weight-asian="normal" style:font-weight-complex="normal"/>
    </style:style>
    <style:style style:name="P17" style:family="paragraph" style:parent-style-name="Standard">
      <style:text-properties officeooo:rsid="001273ec" officeooo:paragraph-rsid="001273ec"/>
    </style:style>
    <style:style style:name="P18" style:family="paragraph" style:parent-style-name="Standard">
      <style:text-properties officeooo:rsid="0022a28c" officeooo:paragraph-rsid="0022a28c"/>
    </style:style>
    <style:style style:name="P19" style:family="paragraph" style:parent-style-name="Standard">
      <style:text-properties officeooo:rsid="00331360" officeooo:paragraph-rsid="00331360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19af55" officeooo:paragraph-rsid="0019af5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eeef5" officeooo:paragraph-rsid="001eeef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1b3e40" officeooo:paragraph-rsid="001b3e40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25fc15" officeooo:paragraph-rsid="0025fc1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331360" officeooo:paragraph-rsid="00331360"/>
    </style:style>
    <style:style style:name="T1" style:family="text">
      <style:text-properties officeooo:rsid="000b5b80"/>
    </style:style>
    <style:style style:name="T2" style:family="text">
      <style:text-properties officeooo:rsid="000f23dc"/>
    </style:style>
    <style:style style:name="T3" style:family="text">
      <style:text-properties officeooo:rsid="001265ce"/>
    </style:style>
    <style:style style:name="T4" style:family="text">
      <style:text-properties officeooo:rsid="001273ec"/>
    </style:style>
    <style:style style:name="T5" style:family="text">
      <style:text-properties officeooo:rsid="00148876"/>
    </style:style>
    <style:style style:name="T6" style:family="text">
      <style:text-properties officeooo:rsid="0017fa22"/>
    </style:style>
    <style:style style:name="T7" style:family="text">
      <style:text-properties officeooo:rsid="001ba022"/>
    </style:style>
    <style:style style:name="T8" style:family="text">
      <style:text-properties officeooo:rsid="001d7bff"/>
    </style:style>
    <style:style style:name="T9" style:family="text">
      <style:text-properties officeooo:rsid="00202c3d"/>
    </style:style>
    <style:style style:name="T10" style:family="text">
      <style:text-properties officeooo:rsid="00227e67"/>
    </style:style>
    <style:style style:name="T11" style:family="text">
      <style:text-properties fo:font-style="normal" officeooo:rsid="008e04d7" style:font-style-asian="normal" style:font-style-complex="normal"/>
    </style:style>
    <style:style style:name="T12" style:family="text">
      <style:text-properties officeooo:rsid="002737b2"/>
    </style:style>
    <style:style style:name="T13" style:family="text">
      <style:text-properties officeooo:rsid="002cd368"/>
    </style:style>
    <style:style style:name="T14" style:family="text">
      <style:text-properties officeooo:rsid="002dda74"/>
    </style:style>
    <style:style style:name="T15" style:family="text">
      <style:text-properties officeooo:rsid="002ff2f1"/>
    </style:style>
    <style:style style:name="T16" style:family="text">
      <style:text-properties officeooo:rsid="00341081"/>
    </style:style>
    <style:style style:name="T17" style:family="text">
      <style:text-properties officeooo:rsid="0034f394"/>
    </style:style>
    <style:style style:name="T18" style:family="text">
      <style:text-properties officeooo:rsid="00361da4"/>
    </style:style>
    <style:style style:name="T19" style:family="text">
      <style:text-properties officeooo:rsid="003657be"/>
    </style:style>
    <style:style style:name="T20" style:family="text">
      <style:text-properties officeooo:rsid="00369aa3"/>
    </style:style>
    <style:style style:name="T21" style:family="text">
      <style:text-properties officeooo:rsid="00382475"/>
    </style:style>
    <style:style style:name="T22" style:family="text">
      <style:text-properties officeooo:rsid="00398918"/>
    </style:style>
    <style:style style:name="T23" style:family="text">
      <style:text-properties officeooo:rsid="003b1366"/>
    </style:style>
    <style:style style:name="T24" style:family="text">
      <style:text-properties officeooo:rsid="003bf1fe"/>
    </style:style>
    <style:style style:name="T25" style:family="text">
      <style:text-properties officeooo:rsid="003dc14b"/>
    </style:style>
    <style:style style:name="T26" style:family="text">
      <style:text-properties officeooo:rsid="003eba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 Positionnements thématiques et mots-clés</text:p>
      <text:p text:style-name="P9"/>
      <text:p text:style-name="P10">INFORMATIQUE (<text:span text:style-name="T14">P</text:span>ratique / <text:span text:style-name="T14">T</text:span>héorique)</text:p>
      <text:p text:style-name="P11">MATHS <text:span text:style-name="T14">(Topologie et géométrie) </text:span><text:span text:style-name="T5">(nurbs / analyse géométrie ?)</text:span></text:p>
      <text:p text:style-name="P11"/>
      <text:p text:style-name="P4">Mots-Clés</text:p>
      <text:p text:style-name="P4"/>
      <text:p text:style-name="P12"><text:span text:style-name="T24">M</text:span>odélisation 3d</text:p>
      <text:p text:style-name="P16"><text:span text:style-name="T24">R</text:span>ay-marching</text:p>
      <text:p text:style-name="P16"><text:span text:style-name="T24">A</text:span>rbre k-dim<text:span text:style-name="T24">mensionnel</text:span></text:p>
      <text:p text:style-name="P16"><text:span text:style-name="T24">N</text:span>urbs</text:p>
      <text:p text:style-name="P16"><text:span text:style-name="T24">M</text:span>utli-threading</text:p>
      <text:p text:style-name="P12"/>
      <text:p text:style-name="P12"/>
      <text:p text:style-name="P1"/>
      <text:p text:style-name="P3">2) Bibliographie commentée (650 mots)</text:p>
      <text:p text:style-name="P5"/>
      <text:p text:style-name="P6">1- Document pour <text:span text:style-name="T6">des </text:span>la lumière et l’idée de ray-marching (a aussi des explications sur les effets)</text:p>
      <text:p text:style-name="P7">2- Blog avec des SDFs, les ombres, <text:span text:style-name="T2">(kd-tree ?)</text:span></text:p>
      <text:p text:style-name="P8">3- Pour l’ajout de structures de données d’optimisation</text:p>
      <text:p text:style-name="P8">4- <text:span text:style-name="T3">Pour les Nurbs</text:span></text:p>
      <text:p text:style-name="P14">5- Doc qui explique </text:p>
      <text:p text:style-name="P8"/>
      <text:p text:style-name="P20"><text:tab/>La modélisation 3D est utilisé dans de nombreux domaines dont le cinéma mais également plus r<text:span text:style-name="T7">é</text:span>c<text:span text:style-name="T7">em</text:span>ment dans le jeu vidéo. <text:span text:style-name="T19">La</text:span> puissance disponible <text:span text:style-name="T8">é</text:span>tant en permanen<text:span text:style-name="T19">t</text:span>e augmentation, les idées théoriques de rendu 3D comme l’utilisation de rayons et du <text:span text:style-name="T19">Ray M</text:span>arching [1] sont désormais <text:span text:style-name="T19">devenues plus</text:span> utilisables <text:span text:style-name="T19">et commence à venir en tendance et rivaliser face à des principes plus connus et plus utilisés comme le Ray Tracing</text:span>.</text:p>
      <text:p text:style-name="P20"/>
      <text:p text:style-name="P21"><text:tab/>La technique du ray-marching consiste a <text:span text:style-name="T20">un</text:span> lancer de rayons <text:span text:style-name="T20">sur chaque pixel de l’écran </text:span>grâce <text:span text:style-name="T20">à un</text:span> <text:span text:style-name="T9">simple </text:span>calcul <text:span text:style-name="T9">de distance avec les objets dans l’espace [2], </text:span><text:span text:style-name="T20">permettant</text:span><text:span text:style-name="T9"> de représenter facilement en mémoire des scènes 3D en modélis</text:span><text:span text:style-name="T20">ant</text:span><text:span text:style-name="T9"> des formes géométriques de base comme des sphères, cube, triangles… </text:span><text:span text:style-name="T25">et de créer des effets d’ombres et de lumières. </text:span><text:span text:style-name="T9">Les briques de bases ne sont donc pas uniquement les triangles (comme c’est le cas pour la plupart des modèles de rendu), </text:span><text:span text:style-name="T21">mais de nombreuses formes usuelles</text:span><text:span text:style-name="T9">.</text:span></text:p>
      <text:p text:style-name="P20"/>
      <text:p text:style-name="P22"><text:tab/><text:span text:style-name="T22">Face à la lenteur et la difficulté à représenter des scènes plus complexes, nous nous sommes intéressés à l</text:span>’utilisation de structures de données [3] <text:span text:style-name="T22">pouvant permettre</text:span> d’accélérer le rendu <text:span text:style-name="T22">afin de rentre l’utilisation de notre implémentation utilisable en pratique.</text:span></text:p>
      <text:p text:style-name="P22"/>
      <text:p text:style-name="P23"><text:tab/>En pratique, le ray-marching peut <text:span text:style-name="T11">être</text:span> <text:span text:style-name="T23">utilisé </text:span><text:span text:style-name="T26">efficacement</text:span> <text:span text:style-name="T23">afin de</text:span> faire du rendu <text:span text:style-name="T23">principalement de <text:s/>n</text:span>uage<text:span text:style-name="T23">s, d’</text:span>appliquer des transformations sur des objets [1] <text:span text:style-name="T13">(noise, fractale…) </text:span><text:span text:style-name="T23">e</text:span><text:span text:style-name="T12">t de pouvoir faire du rendu a partir de formules mathématique et de nurbs [4].</text:span></text:p>
      <text:p text:style-name="P15"/>
      <text:p text:style-name="P13"/>
      <text:p text:style-name="P1"/>
      <text:p text:style-name="P3">3) Problématique retenue (50 mots)</text:p>
      <text:p text:style-name="P1"/>
      <text:p text:style-name="P24">Comment faire de la modélisation 3D a l’aide du ray-marching et en particulier quels sont les optimisations possibles a implémenter pour une application dans le jeu vidéo en temps réel ? </text:p>
      <text:p text:style-name="P19"/>
      <text:p text:style-name="P17"><text:span text:style-name="T16">(</text:span>Implémentation et optimisation du ray-marching<text:span text:style-name="T16">)</text:span></text:p>
      <text:p text:style-name="P1"><text:soft-page-break/></text:p>
      <text:p text:style-name="P1"/>
      <text:p text:style-name="P3">4) Objectifs du TIPE (100 mots)</text:p>
      <text:p text:style-name="P1"/>
      <text:p text:style-name="P2">- <text:span text:style-name="T4">Implémentation d’une m</text:span><text:span text:style-name="T10">é</text:span><text:span text:style-name="T4">thode de rendu 3D</text:span></text:p>
      <text:p text:style-name="P2"/>
      <text:p text:style-name="P2">- <text:span text:style-name="T17">Recherche d’optimisation <text:s/></text:span><text:span text:style-name="T4">pour une potentielle utilisation dans le jeu vidéo en temps réel</text:span></text:p>
      <text:p text:style-name="P17"/>
      <text:p text:style-name="P17">- <text:span text:style-name="T18">Recherche sur les formes plus complexes comme les Nurbs </text:span></text:p>
      <text:p text:style-name="P1"/>
      <text:p text:style-name="P1"/>
      <text:p text:style-name="P1"/>
      <text:p text:style-name="P1"/>
      <text:p text:style-name="P1"/>
      <text:p text:style-name="P1"/>
      <text:p text:style-name="P3">5) Liste de références bibliographique (max 10)</text:p>
      <text:p text:style-name="P1"/>
      <text:p text:style-name="P1"><text:span text:style-name="T1">1-</text:span>Perlin, Ken, <text:s/>Hypertexture , Computer Graphics</text:p>
      <text:p text:style-name="P1"><text:span text:style-name="T1">2-</text:span>http://iquilezles.org/articles/</text:p>
      <text:p text:style-name="P1"/>
      <text:p text:style-name="P1"><text:span text:style-name="T1">3-</text:span>Performance Comparison of Bounding Volume Hierarchies and Kd-Trees for GPU Ray Tracing</text:p>
      <text:p text:style-name="P1"><text:span text:style-name="T1">4-</text:span>Computing_the_minimum_distance_between_a_point_and_a_NURBS_curves</text:p>
      <text:p text:style-name="P18">5-Sphere Tracing <text:s/>A Geometric Method for the Antialiased Ray Tracing of Implicit Surfaces, The Visual Compu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6:28:22.483859535</meta:creation-date>
    <dc:date>2024-01-19T14:05:36.000206392</dc:date>
    <meta:editing-duration>PT3H49M23S</meta:editing-duration>
    <meta:editing-cycles>60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426" meta:character-count="2832" meta:non-whitespace-character-count="2427"/>
  </office:meta>
</office:document-meta>
</file>